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left="0.5in" fo:margin-right="0in" fo:line-height="115%" fo:text-indent="0in" style:auto-text-indent="false" fo:break-before="auto" fo:break-after="auto" style:writing-mode="lr-tb"/>
    </style:style>
    <style:style style:name="P3" style:family="paragraph" style:parent-style-name="Standard">
      <style:paragraph-properties fo:margin-left="0in" fo:margin-right="0in" fo:line-height="115%" fo:text-indent="0in" style:auto-text-indent="false" fo:break-before="auto" fo:break-after="auto" style:writing-mode="lr-tb"/>
    </style:style>
    <style:style style:name="P4" style:family="paragraph" style:parent-style-name="Standard" style:master-page-name="Standard">
      <style:paragraph-properties fo:line-height="115%" style:page-number="auto" fo:break-before="auto" fo:break-after="auto" style:writing-mode="lr-tb"/>
    </style:style>
    <style:style style:name="P5" style:family="paragraph" style:parent-style-name="Standard">
      <style:paragraph-properties fo:line-height="115%" fo:break-before="auto" fo:break-after="auto" style:writing-mode="lr-tb"/>
      <style:text-properties fo:font-weight="bold" style:font-weight-asian="bold" style:font-weight-complex="bold"/>
    </style:style>
    <style:style style:name="P6" style:family="paragraph" style:parent-style-name="Standard">
      <style:paragraph-properties fo:line-height="115%" fo:break-before="auto" fo:break-after="auto" style:writing-mode="lr-tb"/>
    </style:style>
    <style:style style:name="P7" style:family="paragraph" style:parent-style-name="Standard">
      <style:paragraph-properties fo:line-height="115%" style:writing-mode="lr-tb"/>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p to this point, we have only discussed variables that are set up at compile time. Allocating space for variables at compile time is adequate in many cases, but occasionally a program will need to allocate space for data in memory while it is running. Consider the following code:</text:p>
      <text:p text:style-name="P1"/>
      <text:p text:style-name="P1">int arraySize;</text:p>
      <text:p text:style-name="P1">cout &lt;&lt; “Enter the number of elements you want in the array: “;</text:p>
      <text:p text:style-name="P1">cin &gt;&gt; arraySize;</text:p>
      <text:p text:style-name="P1">int myArray[arraySize]; // We want to create an array with arraySize elements</text:p>
      <text:p text:style-name="P1">// SYNTAX ERROR!</text:p>
      <text:p text:style-name="P1"/>
      <text:p text:style-name="P1">In order to allocate the space for myArray, the compiler needs to know how many elements make up the array so that there is enough room in memory to accommodate the array. Unfortunately, the value of arraySize is not known until the user enters something on the keyboard \emph{<text:span text:style-name="T1">after</text:span><text:span text:style-name="T1"> </text:span><text:span text:style-name="T1">the</text:span><text:span text:style-name="T1"> </text:span><text:span text:style-name="T1">program</text:span><text:span text:style-name="T1"> </text:span><text:span text:style-name="T1">has</text:span><text:span text:style-name="T1"> </text:span><text:span text:style-name="T1">started</text:span><text:span text:style-name="T1"> </text:span><text:span text:style-name="T1">running}</text:span> and the compiler returns a syntax error. In C++, pointers are used to keep track of dynamically-allocated data. </text:p>
      <text:p text:style-name="P1"/>
      <text:p text:style-name="P1">float *fPtr = NULL; // (1) Declare a pointer to a float, which currently points nowhere</text:p>
      <text:p text:style-name="P1"/>
      <text:p text:style-name="P1">In order to dynamically allocate an object of type float, we use the new operator:</text:p>
      <text:p text:style-name="P1"/>
      <text:p text:style-name="P1">fPtr = new float; // (2)</text:p>
      <text:p text:style-name="P1"/>
      <text:p text:style-name="P1">[new_operator_diagram_1]</text:p>
      <text:p text:style-name="P1"/>
      <text:p text:style-name="P1">The created object of type float does not have a name, so the new operator returns a float*, which is stored in fPtr. We use the dereference operator (\Code{*}, that is) to access the data:</text:p>
      <text:p text:style-name="P1"/>
      <text:p text:style-name="P1">*fPtr = 2.2; // (3) Goes to the address at fPtr and stores 2.2 there</text:p>
      <text:p text:style-name="P1">cout &lt;&lt; “Data at “ &lt;&lt; fPtr &lt;&lt; “: “ &lt;&lt; *fPtr &lt;&lt; endl;</text:p>
      <text:p text:style-name="P1">// This outputs: Data at 0x200102b0: 2.2</text:p>
      <text:p text:style-name="P1">// Note that the address listed may differ</text:p>
      <text:p text:style-name="P1">// Also note the difference between printing fPtr and *fPtr</text:p>
      <text:p text:style-name="P7"/>
      <text:p text:style-name="P1">Notice that when a value is assigned to fPtr, the pointer is being changed. When a value is assigned to *fPtr, the floating-point value at the address stored in fPtr is changed. [new_operator_diagram_2]<text:tab/></text:p>
      <text:p text:style-name="P1"/>
      <text:p text:style-name="P1">float *fPtr;</text:p>
      <text:p text:style-name="P1">fPtr = new float;</text:p>
      <text:p text:style-name="P1">*fPtr = 2.2; // Goes to the address at fPtr and stores 2.2 there</text:p>
      <text:p text:style-name="P1">cout &lt;&lt; “Data at “ &lt;&lt; fPtr &lt;&lt; “: “ &lt;&lt; *fPtr &lt;&lt; endl;</text:p>
      <text:p text:style-name="P1">fPtr = new float; // (4) fPtr now holds the address of a new float object</text:p>
      <text:p text:style-name="P1">*fPtr = 3.3; // (5)</text:p>
      <text:p text:style-name="P1">cout &lt;&lt; “Data now at “ &lt;&lt; fPtr &lt;&lt; “: “ &lt;&lt; *fPtr &lt;&lt; endl;</text:p>
      <text:p text:style-name="P1"><text:soft-page-break/>// This outputs: </text:p>
      <text:p text:style-name="P1">// Data at 0x200102b0: 2.2</text:p>
      <text:p text:style-name="P1">// Data now at 0x200483c0: 3.3</text:p>
      <text:p text:style-name="P1"/>
      <text:p text:style-name="P1">In this example, the float containing the value 2.2 still resides in memory, but is no longer reachable. This condition is called a <text:span text:style-name="T1">memory</text:span><text:span text:style-name="T1"> </text:span><text:span text:style-name="T1">leak</text:span>, and results in programs that consume more memory than they require. In order to free up the memory, we use the delete operator:</text:p>
      <text:p text:style-name="P1"/>
      <text:p text:style-name="P1">float *fPtr;</text:p>
      <text:p text:style-name="P1">fPtr = new float;</text:p>
      <text:p text:style-name="P1">*fPtr = 2.2; // (6) Goes to the address at fPtr and stores 2.2 there</text:p>
      <text:p text:style-name="P1">cout &lt;&lt; “Data at “ &lt;&lt; fPtr &lt;&lt; “: “ &lt;&lt; *fPtr &lt;&lt; endl;</text:p>
      <text:p text:style-name="P7">delete fPtr; // (7) Frees up the dynamically-allocated memory </text:p>
      <text:p text:style-name="P2">// at the address stored in fPtr</text:p>
      <text:p text:style-name="P3"/>
      <text:p text:style-name="P3">At this point in the code, fPtr can be referred to as a <text:span text:style-name="T1">dangling</text:span><text:span text:style-name="T1"> </text:span><text:span text:style-name="T1">pointer</text:span>, since the memory location it refers to is no longer valid. [new_operator_diagram_3]</text:p>
      <text:p text:style-name="P3"/>
      <text:p text:style-name="P1">Arrays can be dynamically allocated, too:</text:p>
      <text:p text:style-name="P1"/>
      <text:p text:style-name="P1">float *fPtr = new float[10]; // Allocate an array of ten floats and store their location in fPtr</text:p>
      <text:p text:style-name="P1"/>
      <text:p text:style-name="P1">Arrays must be deleted in a similar fashion, but the syntax changes slightly:</text:p>
      <text:p text:style-name="P1"/>
      <text:p text:style-name="P1">delete [] fPtr; // Free up the entire array</text:p>
      <text:p text:style-name="P1"/>
      <text:p text:style-name="P5">References</text:p>
      <text:p text:style-name="P1"/>
      <text:p text:style-name="P1">http://www.cplusplus.com/doc/tutorial/dynamic/</text:p>
      <text:p text:style-name="P1"/>
      <text:p text:style-name="P1"/>
      <text:p text:style-name="P1">Created by Prof. Hansen at 11:20AM S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
    <dc:creator>Jeremy Hansen</dc:creator>
    <meta:editing-cycles>3</meta:editing-cycles>
    <dc:date>2013-07-29T21:34:32.87</dc:date>
    <meta:editing-duration>PT13M49S</meta:editing-duration>
    <meta:document-statistic meta:table-count="0" meta:image-count="0" meta:object-count="0" meta:page-count="2" meta:paragraph-count="43" meta:word-count="579" meta:character-count="3155"/>
  </office:meta>
</office:document-meta>
</file>